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1:.C185];&quot;Yes&quot;)/185" office:value-type="float" office:value="0.486486486486487" calcext:value-type="float">
            <text:p>0.4864864864864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7:06:46.589998900</dc:date>
    <meta:editing-duration>PT19H9M45S</meta:editing-duration>
    <meta:editing-cycles>40</meta:editing-cycles>
    <meta:generator>LibreOffice/25.2.1.2$Windows_X86_64 LibreOffice_project/d3abf4aee5fd705e4a92bba33a32f40bc4e56f49</meta:generator>
    <meta:document-statistic meta:table-count="1" meta:cell-count="652" meta:object-count="0"/>
  </office:meta>
</office:document-meta>
</file>